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rsid="0025b180" officeooo:paragraph-rsid="0025b180"/>
    </style:style>
    <style:style style:name="P22" style:family="paragraph" style:parent-style-name="Standard">
      <style:paragraph-properties fo:text-align="start" style:justify-single-word="false"/>
      <style:text-properties officeooo:rsid="008a3d39" officeooo:paragraph-rsid="00854271"/>
    </style:style>
    <style:style style:name="P23" style:family="paragraph" style:parent-style-name="Standard">
      <style:paragraph-properties fo:text-align="start" style:justify-single-word="false"/>
      <style:text-properties officeooo:paragraph-rsid="00b75eb5"/>
    </style:style>
    <style:style style:name="P24" style:family="paragraph" style:parent-style-name="Standard">
      <style:paragraph-properties fo:text-align="start" style:justify-single-word="false"/>
      <style:text-properties officeooo:paragraph-rsid="00c32e5b"/>
    </style:style>
    <style:style style:name="P25" style:family="paragraph" style:parent-style-name="Standard">
      <style:paragraph-properties fo:text-align="start" style:justify-single-word="false"/>
      <style:text-properties style:font-name="Liberation Sans serif" officeooo:paragraph-rsid="00b75eb5"/>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ebaec"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c03f49"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c0cf32"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2" style:family="text">
      <style:text-properties fo:color="#000000" style:font-name="Consolas" fo:font-size="12pt" fo:font-style="normal" style:text-underline-style="none" fo:font-weight="normal" officeooo:rsid="00c32e5b" fo:background-color="#1f1f1f" loext:char-shading-value="0" style:font-size-asian="12pt" style:font-style-asian="normal" style:font-weight-asian="normal" style:font-size-complex="12pt" style:font-style-complex="normal" style:font-weight-complex="normal"/>
    </style:style>
    <style:style style:name="T133" style:family="text">
      <style:text-properties fo:color="#000000" style:font-name="Consolas" fo:font-size="12pt" fo:font-style="normal" style:text-underline-style="none" fo:font-weight="normal" officeooo:rsid="00c32e5b"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fo:color="#000000" style:font-name="Consolas" fo:font-size="12pt" fo:font-style="normal" style:text-underline-style="none" fo:font-weight="normal" officeooo:rsid="00c32e5b"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fo:color="#000000" fo:font-size="10.5pt" fo:font-style="normal" style:text-underline-style="none" fo:font-weight="normal" officeooo:rsid="00c0cf32"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fo:color="#000000" fo:font-size="10.5pt" fo:font-style="normal" style:text-underline-style="none" fo:font-weight="normal" officeooo:rsid="00c222b4"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officeooo:rsid="001dc900"/>
    </style:style>
    <style:style style:name="T138" style:family="text">
      <style:text-properties fo:color="#cccccc" fo:font-style="normal" style:text-underline-style="none" officeooo:rsid="0025b180" fo:background-color="#1f1f1f" loext:char-shading-value="0" style:font-style-asian="normal" style:font-style-complex="normal"/>
    </style:style>
    <style:style style:name="T139"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40" style:family="text">
      <style:text-properties fo:color="#cccccc" style:font-name="Consolas" fo:font-size="10.5pt" fo:font-style="normal" style:text-underline-style="none" fo:font-weight="normal" officeooo:rsid="00c0cf32" fo:background-color="#1f1f1f" loext:char-shading-value="0" style:font-size-asian="12pt" style:font-style-asian="normal" style:font-weight-asian="normal" style:font-size-complex="12pt" style:font-style-complex="normal" style:font-weight-complex="normal"/>
    </style:style>
    <style:style style:name="T141" style:family="text">
      <style:text-properties fo:color="#cccccc" style:font-name="Consolas" fo:font-size="10.5pt" fo:font-style="normal" style:text-underline-style="none" fo:font-weight="normal" officeooo:rsid="00c32e5b" fo:background-color="#1f1f1f" loext:char-shading-value="0" style:font-size-asian="12pt" style:font-style-asian="normal" style:font-weight-asian="normal" style:font-size-complex="12pt" style:font-style-complex="normal" style:font-weight-complex="normal"/>
    </style:style>
    <style:style style:name="T142" style:family="text">
      <style:text-properties fo:color="#cccccc" style:font-name="Consolas" fo:font-size="10.5pt" fo:font-style="normal" style:text-underline-style="none" fo:font-weight="normal" officeooo:rsid="00c0cf32"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color="#cccccc" style:font-name="Consolas" fo:font-size="12pt" fo:font-style="normal" style:text-underline-style="none" fo:font-weight="normal" officeooo:rsid="00c32e5b" fo:background-color="#1f1f1f" loext:char-shading-value="0" style:font-size-asian="12pt" style:font-style-asian="normal" style:font-weight-asian="normal" style:font-size-complex="12pt" style:font-style-complex="normal" style:font-weight-complex="normal"/>
    </style:style>
    <style:style style:name="T144" style:family="text">
      <style:text-properties fo:color="#cccccc" fo:font-size="12pt" fo:font-style="normal" style:text-underline-style="none" fo:font-weight="normal" officeooo:rsid="00c0cf32" fo:background-color="#1f1f1f" loext:char-shading-value="0" style:font-size-asian="12pt" style:font-style-asian="normal" style:font-weight-asian="normal" style:font-size-complex="12pt" style:font-style-complex="normal" style:font-weight-complex="normal"/>
    </style:style>
    <style:style style:name="T145" style:family="text">
      <style:text-properties fo:color="#cccccc" fo:font-size="12pt" fo:font-style="normal" style:text-underline-style="none" fo:font-weight="normal" officeooo:rsid="00c32e5b" fo:background-color="#1f1f1f" loext:char-shading-value="0" style:font-size-asian="12pt" style:font-style-asian="normal" style:font-weight-asian="normal" style:font-size-complex="12pt" style:font-style-complex="normal" style:font-weight-complex="normal"/>
    </style:style>
    <style:style style:name="T146"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47"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48"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49" style:family="text">
      <style:text-properties fo:color="#9cdcfe" style:font-name="Consolas" fo:font-size="10.5pt" fo:font-style="normal" style:text-underline-style="none" fo:font-weight="normal" officeooo:rsid="00c0cf32" fo:background-color="#1f1f1f" loext:char-shading-value="0" style:font-size-asian="12pt" style:font-style-asian="normal" style:font-weight-asian="normal" style:font-size-complex="12pt" style:font-style-complex="normal" style:font-weight-complex="normal"/>
    </style:style>
    <style:style style:name="T150" style:family="text">
      <style:text-properties fo:color="#9cdcfe" style:font-name="Consolas" fo:font-size="10.5pt" fo:font-style="normal" style:text-underline-style="none" fo:font-weight="normal" officeooo:rsid="00c32e5b" fo:background-color="#1f1f1f" loext:char-shading-value="0" style:font-size-asian="12pt" style:font-style-asian="normal" style:font-weight-asian="normal" style:font-size-complex="12pt" style:font-style-complex="normal" style:font-weight-complex="normal"/>
    </style:style>
    <style:style style:name="T151" style:family="text">
      <style:text-properties fo:color="#9cdcfe" style:font-name="Consolas" fo:font-size="12pt" fo:font-style="normal" style:text-underline-style="none" fo:font-weight="normal" officeooo:rsid="00c32e5b" fo:background-color="#1f1f1f" loext:char-shading-value="0" style:font-size-asian="12pt" style:font-style-asian="normal" style:font-weight-asian="normal" style:font-size-complex="12pt" style:font-style-complex="normal" style:font-weight-complex="normal"/>
    </style:style>
    <style:style style:name="T152"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53" style:family="text">
      <style:text-properties officeooo:rsid="002a6d10"/>
    </style:style>
    <style:style style:name="T154" style:family="text">
      <style:text-properties officeooo:rsid="002b21f0"/>
    </style:style>
    <style:style style:name="T155" style:family="text">
      <style:text-properties fo:color="#c9211e" fo:font-style="normal" style:text-underline-style="solid" style:text-underline-width="auto" style:text-underline-color="font-color" officeooo:rsid="002c87a5" style:font-style-asian="normal" style:font-style-complex="normal"/>
    </style:style>
    <style:style style:name="T156" style:family="text">
      <style:text-properties fo:color="#c9211e" fo:font-style="normal" style:text-underline-style="solid" style:text-underline-width="auto" style:text-underline-color="font-color" officeooo:rsid="004b5d9c" style:font-style-asian="normal" style:font-style-complex="normal"/>
    </style:style>
    <style:style style:name="T157" style:family="text">
      <style:text-properties fo:color="#c9211e" fo:font-style="normal" style:text-underline-style="solid" style:text-underline-width="auto" style:text-underline-color="font-color" officeooo:rsid="0068e4d6" style:font-style-asian="normal" style:font-style-complex="normal"/>
    </style:style>
    <style:style style:name="T158" style:family="text">
      <style:text-properties fo:color="#c9211e" fo:font-style="normal" style:text-underline-style="solid" style:text-underline-width="auto" style:text-underline-color="font-color" officeooo:rsid="006ecff0" style:font-style-asian="normal" style:font-style-complex="normal"/>
    </style:style>
    <style:style style:name="T159" style:family="text">
      <style:text-properties fo:color="#c9211e" fo:font-style="normal" style:text-underline-style="solid" style:text-underline-width="auto" style:text-underline-color="font-color" officeooo:rsid="00846e46" style:font-style-asian="normal" style:font-style-complex="normal"/>
    </style:style>
    <style:style style:name="T160" style:family="text">
      <style:text-properties fo:color="#c9211e" fo:font-style="normal" style:text-underline-style="none" officeooo:rsid="002c87a5" style:font-style-asian="normal" style:font-style-complex="normal"/>
    </style:style>
    <style:style style:name="T161" style:family="text">
      <style:text-properties fo:color="#c9211e" style:text-underline-style="solid" style:text-underline-width="auto" style:text-underline-color="font-color" officeooo:rsid="0071ac60"/>
    </style:style>
    <style:style style:name="T162" style:family="text">
      <style:text-properties fo:color="#c9211e" style:text-line-through-style="none" style:text-line-through-type="none" fo:font-size="12pt" fo:font-style="normal" style:text-underline-style="none" fo:font-weight="bold" officeooo:rsid="00bebaec" style:font-size-asian="12pt" style:font-style-asian="normal" style:font-weight-asian="bold" style:font-size-complex="12pt" style:font-style-complex="normal" style:font-weight-complex="bold"/>
    </style:style>
    <style:style style:name="T163" style:family="text">
      <style:text-properties fo:color="#c9211e" style:text-line-through-style="none" style:text-line-through-type="none" fo:font-size="12pt" fo:font-style="normal" style:text-underline-style="none" fo:font-weight="bold" officeooo:rsid="00c03f49" style:font-size-asian="12pt" style:font-style-asian="normal" style:font-weight-asian="bold" style:font-size-complex="12pt" style:font-style-complex="normal" style:font-weight-complex="bold"/>
    </style:style>
    <style:style style:name="T164" style:family="text">
      <style:text-properties officeooo:rsid="004ea784"/>
    </style:style>
    <style:style style:name="T165" style:family="text">
      <style:text-properties officeooo:rsid="0071ac60"/>
    </style:style>
    <style:style style:name="T166" style:family="text">
      <style:text-properties officeooo:rsid="00a13b76"/>
    </style:style>
    <style:style style:name="T167" style:family="text">
      <style:text-properties officeooo:rsid="00bb6a4d"/>
    </style:style>
    <style:style style:name="T168" style:family="text">
      <style:text-properties officeooo:rsid="00c32e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67">e-commerce</text:span></text:p>
      <text:p text:style-name="P1"/>
      <text:p text:style-name="P2">Projet <text:span text:style-name="T167">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5">- Migrations vers la base de données <text:span text:style-name="T164">avec </text:span><text:span text:style-name="T10">symfony console doctrine:migrations:migrate</text:span></text:p>
      <text:p text:style-name="P14">- <text:span text:style-name="T137">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38">        </text:span><text:span text:style-name="T146">&lt;</text:span><text:span text:style-name="T147">meta</text:span><text:span text:style-name="T139"> </text:span><text:span text:style-name="T148">name</text:span><text:span text:style-name="T139">=</text:span><text:span text:style-name="T152">"viewport"</text:span><text:span text:style-name="T139"> </text:span><text:span text:style-name="T148">content</text:span><text:span text:style-name="T139">=</text:span><text:span text:style-name="T152">"width=device-width, initial-scale=1.0"</text:span><text:span text:style-name="T146">&gt;</text:span></text:p>
      <text:p text:style-name="P16">pour le responsive dans le base.html.twig</text:p>
      <text:p text:style-name="P21"><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4">- <text:span text:style-name="T153">Ajout d’une navbar et d’un footer de test, depuis la doc bootstrap ( docs/components/navbar et copie du code, puis insertion dans le bloc body )</text:span></text:p>
      <text:p text:style-name="P14">- <text:span text:style-name="T154">Création d’un dossier partials pour éviter de saturer le base.html, et les appeler avec un include</text:span></text:p>
      <text:p text:style-name="P3"><text:span text:style-name="T14">- </text:span><text:span text:style-name="T22">Authentification avec la commande </text:span><text:span text:style-name="T155">symfony console make:auth </text:span><text:span text:style-name="T160">: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7">-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56">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57">addReference()</text:span><text:span text:style-name="T65">, puis la référence est récupérée grâce à un </text:span><text:span text:style-name="T157">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58">DependentFixtureInterface</text:span><text:span text:style-name="T69"> sur ImagesFixtures, et on instancie </text:span><text:span text:style-name="T158">getDependencies</text:span><text:span text:style-name="T69"> <text:s/></text:span></text:p>
      <text:p text:style-name="P18">pour définir les fixtures devant s’exécuter avant notre ImagesFixtures</text:p>
      <text:p text:style-name="P18">- <text:span text:style-name="T165">Création d’un contrôleur pour afficher le profile d’un utilisateur. On utilise la commande </text:span><text:span text:style-name="T161">symfony console make:controlleur ProfileControlleur</text:span><text:span text:style-name="T165">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59">symfony console make:migration</text:span><text:span text:style-name="T75"> puis </text:span><text:span text:style-name="T159">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2"><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66">Nous allons comme pour le mailing créer un service JWTService.</text:span></text:p>
      <text:p text:style-name="P12"><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12"><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12"><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12"><text:span text:style-name="T114">- </text:span><text:span text:style-name="T115">Nous devons maintenant vérifié que le token est </text:span><text:span text:style-name="T117">correctement form</text:span><text:span text:style-name="T115">é, </text:span><text:span text:style-name="T116">grâce à la méthode isValid </text:span><text:span text:style-name="T117">e</text:span><text:span text:style-name="T119">n</text:span><text:span text:style-name="T117"> utilis</text:span><text:span text:style-name="T119">ant</text:span><text:span text:style-name="T117"> une expression régulière</text:span><text:span text:style-name="T116"> dans notre JWTService.</text:span></text:p>
      <text:p text:style-name="P12"><text:span text:style-name="T116">- </text:span><text:span text:style-name="T118">On fait ensuite l</text:span><text:span text:style-name="T119">a</text:span><text:span text:style-name="T118"> fonction </text:span><text:span text:style-name="T119">getPayload</text:span><text:span text:style-name="T118"> pour récupérer le payload, ce qui va être utile par la suite pour accéder à notre date d’expiration.</text:span></text:p>
      <text:p text:style-name="P12"><text:span text:style-name="T118">- </text:span><text:span text:style-name="T120">Apèrs</text:span><text:span text:style-name="T119"> on rédige la fonction isExpired, en utilisant du coup la fonction getPayload et on compare la date actuelle avec celle du token pour savoir si il a expiré ou non, en renvoyant un booléen.</text:span></text:p>
      <text:p text:style-name="P12"><text:span text:style-name="T119">- </text:span><text:span text:style-name="T120">Ensuite, on créée une fonction check qui a pour but de régénérer le token avec le secret, pour voir si il n’a pas été modifié.</text:span></text:p>
      <text:p text:style-name="P13"><text:span text:style-name="T120">- </text:span><text:span text:style-name="T121">Une fois les différentes fonctions de vérification du token prêtes, on les intègre toute</text:span><text:span text:style-name="T122">s</text:span><text:span text:style-name="T121"> dans notre route de vérification de l’utilisateur, </text:span><text:span text:style-name="T122">dans </text:span><text:span text:style-name="T121">RegistrationController, et on modifie le statut vérifié de l’utilisateur du compte. </text:span><text:span text:style-name="T122">On lui affiche aussi un message de succès grâce à la méthode addFlash et au partials flash, et on le redirige vers son profil, et d</text:span><text:span text:style-name="T121">ans le cas contraire, on affiche un message d’e</text:span><text:span text:style-name="T122">rreur.</text:span></text:p>
      <text:p text:style-name="P13"><text:span text:style-name="T122">- </text:span><text:span text:style-name="T123">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24">On oublie pas d’initialiser le lien vers la vérification dans notre template base.html.twig.</text:span></text:p>
      <text:p text:style-name="P13"><text:span text:style-name="T124">- </text:span><text:span text:style-name="T125">On met maintenant en place la fonctionnalité de mot de passe oublié, en commençant par modifier notre entité user et en le ajoutant un champ resetToken.</text:span></text:p>
      <text:p text:style-name="P13"><text:span text:style-name="T125">- </text:span><text:span text:style-name="T126">On créer ensuite une route dans notre SecurityController pour la demande de mot de passe oublié, et la vue qui lui est associée. </text:span><text:span text:style-name="T127">On ajoute aussi un lien depuis la page de login vers la page de mot de passe oublié.</text:span></text:p>
      <text:p text:style-name="P13"><text:span text:style-name="T127">- </text:span><text:span text:style-name="T128">On continue la page de demande de changement de mot de passe en créant un formulaire ResetPasswordRequestFormType avec la commande </text:span><text:span text:style-name="T162">sy</text:span><text:span text:style-name="T163">m</text:span><text:span text:style-name="T162">fony console make:form</text:span><text:span text:style-name="T128">. </text:span><text:span text:style-name="T129">Dans notre SecurityController, on crée le formulaire à afficher avec la méthode createForm, en appelant le formulaire ResetPasswordRequestFormType. </text:span><text:span text:style-name="T130">Pour transmettre le formulaire à la vue, on l’ajoute dans le render de notre fonction avec la méthode createView, puis dans notre vue il suffit d’ajouter <text:s text:c="2"/></text:span><text:span text:style-name="T144">     </text:span><text:span text:style-name="T140">{{ form(</text:span><text:span text:style-name="T149">requestPassForm</text:span><text:span text:style-name="T140">)}}.</text:span></text:p>
      <text:p text:style-name="P25"><text:span text:style-name="T135">- Pour compléter le formulaire, </text:span><text:span text:style-name="T136">on ajoute des attributs dans le builder de notre ResetPasswordRequestForm et pour ce qui est du bouton, la bonne pratique consiste à le créer dans la vue et non pas dans le builder.</text:span></text:p>
      <text:p text:style-name="P24"><text:span text:style-name="T130">- </text:span><text:span text:style-name="T131">En utilisant la synthaxe </text:span><text:span text:style-name="T140">{{ form(</text:span><text:span text:style-name="T149">requestPassForm</text:span><text:span text:style-name="T140">)}},</text:span><text:span text:style-name="T142"> </text:span><text:span text:style-name="T131">le bouton ne marche pas et se place avant notre champ email, il faut donc le modifier en le décomposant en </text:span><text:span text:style-name="T141">{{ form_start(</text:span><text:span text:style-name="T150">requestPassForm</text:span><text:span text:style-name="T141">)}}</text:span><text:span text:style-name="T131"> et </text:span><text:span text:style-name="T143">{{ form_end(</text:span><text:span text:style-name="T151">requestPassForm</text:span><text:span text:style-name="T143">)}}</text:span><text:span text:style-name="T131">, et en ajouter un </text:span><text:span text:style-name="T143">{{form_row(</text:span><text:span text:style-name="T151">requestPassForm</text:span><text:span text:style-name="T143">.</text:span><text:span text:style-name="T151">email</text:span><text:span text:style-name="T143">)}}</text:span><text:span text:style-name="T134"> pour renseigner que le champ email arrive avant le boutton.</text:span></text:p>
      <text:p text:style-name="P24"><text:span text:style-name="T13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9T19:49:04.634000000</dc:date>
    <meta:editing-duration>PT22H24M14S</meta:editing-duration>
    <meta:editing-cycles>120</meta:editing-cycles>
    <meta:generator>LibreOffice/6.3.4.2$Windows_X86_64 LibreOffice_project/60da17e045e08f1793c57c00ba83cdfce946d0aa</meta:generator>
    <meta:document-statistic meta:table-count="0" meta:image-count="0" meta:object-count="0" meta:page-count="4" meta:paragraph-count="75" meta:word-count="2543" meta:character-count="16087" meta:non-whitespace-character-count="13600"/>
  </office:meta>
</office:document-meta>
</file>